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821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4.422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3.362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fo:min-height="0.557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0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dee6ef" draw:fill="solid" draw:fill-color="#e3f2fd" draw:textarea-vertical-align="middle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48cm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081cm" svg:stroke-color="#069a2e" draw:marker-start-width="0.321cm" draw:marker-end-width="0.321cm" draw:fill="solid" draw:fill-color="#77bc65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69a2e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e3f2fd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fo:font-weight="bold" style:font-weight-asian="bold" style:font-weight-complex="bold"/>
    </style:style>
    <style:style style:name="T6" style:family="text">
      <style:text-properties fo:color="#800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1.016cm" svg:x="5.114cm" svg:y="0.254cm">
          <text:p text:style-name="P1">JSR 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09cm" svg:height="1.016cm" svg:x="7.477cm" svg:y="0.254cm">
          <text:p text:style-name="P3"><text:span text:style-name="T2">JSR 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71cm" svg:height="1.016cm" svg:x="5.463cm" svg:y="2.286cm">
          <text:p text:style-name="P1"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23cm" svg:height="1.016cm" svg:x="2.54cm" svg:y="2.286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13cm" svg:height="1.016cm" svg:x="8.434cm" svg:y="2.28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572cm" svg:height="1.016cm" svg:x="7.62cm" svg:y="4.615cm">
          <text:p text:style-name="P1">JSR @     RT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12cm" svg:height="1.016cm" svg:x="4.108cm" svg:y="4.615cm">
          <text:p text:style-name="P1">JSR <text:span text:style-name="T1">DODOES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44cm" svg:height="0.657cm" svg:x="12.7cm" svg:y="0.486cm">
          <draw:text-box>
            <text:p text:style-name="P8"><text:span text:style-name="T4">a “thread”</text:span></text:p>
          </draw:text-box>
        </draw:frame>
        <draw:frame draw:style-name="gr9" draw:text-style-name="P10" draw:layer="layout" svg:width="4.826cm" svg:height="0.58cm" svg:x="4.191cm" svg:y="6.35cm">
          <draw:text-box>
            <text:p><text:span text:style-name="T5">DODOES</text:span><text:span text:style-name="T4"> machine code</text:span></text:p>
          </draw:text-box>
        </draw:frame>
        <draw:line draw:style-name="gr10" draw:text-style-name="P11" draw:layer="layout" svg:x1="6.35cm" svg:y1="1.27cm" svg:x2="7.112cm" svg:y2="2.286cm">
          <text:p/>
        </draw:line>
        <draw:line draw:style-name="gr11" draw:text-style-name="P11" draw:layer="layout" svg:x1="7.112cm" svg:y1="3.175cm" svg:x2="4.572cm" svg:y2="4.572cm">
          <text:p/>
        </draw:line>
        <draw:polygon draw:style-name="gr12" draw:text-style-name="P12" draw:layer="layout" svg:width="2.539cm" svg:height="1.015cm" draw:transform="rotate (-3.14159265358979) translate (2.828cm 1.27cm)" svg:viewBox="0 0 2540 1016" draw:points="0,0 2286,0 2286,381 2032,508 2540,635 2286,762 2286,1016 0,1016">
          <text:p/>
        </draw:polygon>
        <draw:polyline draw:style-name="gr13" draw:text-style-name="P13" draw:layer="layout" svg:width="2.285cm" svg:height="1.015cm" svg:x="0.542cm" svg:y="0.254cm" svg:viewBox="0 0 2286 1016" draw:points="0,0 2286,0 2286,1016 0,1016">
          <text:p/>
        </draw:polyline>
        <draw:frame draw:style-name="gr14" draw:text-style-name="P14" draw:layer="layout" svg:width="0.87cm" svg:height="0.73cm" svg:x="1.304cm" svg:y="0.413cm">
          <draw:text-box>
            <text:p>...</text:p>
          </draw:text-box>
        </draw:frame>
        <draw:custom-shape draw:style-name="gr15" draw:text-style-name="P2" draw:layer="layout" svg:width="2.286cm" svg:height="1.016cm" svg:x="2.828cm" svg:y="0.254cm">
          <text:p text:style-name="P1">JSR <text:span text:style-name="T1">SWAP</text:span></text:p>
          <draw:enhanced-geometry svg:viewBox="0 0 21600 21600" draw:type="rectangle" draw:enhanced-path="M 0 0 L 21600 0 21600 21600 0 21600 0 0 Z N"/>
        </draw:custom-shape>
        <draw:polygon draw:style-name="gr12" draw:text-style-name="P12" draw:layer="layout" svg:width="2.539cm" svg:height="1.015cm" svg:x="9.686cm" svg:y="0.254cm" svg:viewBox="0 0 2540 1016" draw:points="0,0 2286,0 2286,254 2032,381 2540,508 2286,635 2286,1016 0,1016">
          <text:p/>
        </draw:polygon>
        <draw:polyline draw:style-name="gr13" draw:text-style-name="P13" draw:layer="layout" svg:width="2.285cm" svg:height="1.015cm" draw:transform="rotate (-3.14159265358979) translate (11.972cm 1.27cm)" svg:viewBox="0 0 2286 1016" draw:points="0,1016 2286,1016 2286,0 0,0">
          <text:p/>
        </draw:polyline>
        <draw:frame draw:style-name="gr14" draw:text-style-name="P14" draw:layer="layout" svg:width="0.889cm" svg:height="0.73cm" svg:x="10.321cm" svg:y="0.413cm">
          <draw:text-box>
            <text:p>...</text:p>
          </draw:text-box>
        </draw:frame>
        <draw:line draw:style-name="gr10" draw:text-style-name="P11" draw:layer="layout" svg:x1="6.096cm" svg:y1="5.631cm" svg:x2="5.08cm" svg:y2="6.35cm">
          <text:p/>
        </draw:line>
        <draw:frame draw:style-name="gr16" draw:text-style-name="P10" draw:layer="layout" svg:width="2.869cm" svg:height="1.059cm" svg:x="11.736cm" svg:y="3.302cm">
          <draw:text-box>
            <text:p><text:span text:style-name="T4">return path</text:span><text:span text:style-name="T4"><text:line-break/></text:span><text:span text:style-name="T4">after </text:span><text:span text:style-name="T5">DOCON</text:span></text:p>
          </draw:text-box>
        </draw:frame>
        <draw:frame draw:style-name="gr9" draw:text-style-name="P10" draw:layer="layout" svg:width="4.826cm" svg:height="0.58cm" svg:x="0.381cm" svg:y="4.953cm">
          <draw:text-box>
            <text:p><text:span text:style-name="T5">“</text:span><text:span text:style-name="T5">DOCON”</text:span></text:p>
          </draw:text-box>
        </draw:frame>
        <draw:frame draw:style-name="gr9" draw:text-style-name="P10" draw:layer="layout" svg:width="6.985cm" svg:height="0.58cm" svg:x="3.429cm" svg:y="6.867cm">
          <draw:text-box>
            <text:p><text:span text:style-name="T6">(might be expanded in-line in </text:span><text:span text:style-name="T5">DOCON)</text:span></text:p>
          </draw:text-box>
        </draw:frame>
        <draw:g>
          <draw:line draw:style-name="gr11" draw:text-style-name="P11" draw:layer="layout" svg:x1="11.684cm" svg:y1="2.159cm" svg:x2="8.636cm" svg:y2="1.27cm">
            <text:p/>
          </draw:line>
          <draw:line draw:style-name="gr17" draw:text-style-name="P11" draw:layer="layout" svg:x1="11.684cm" svg:y1="3.175cm" svg:x2="11.684cm" svg:y2="2.159cm">
            <text:p/>
          </draw:line>
          <draw:line draw:style-name="gr18" draw:text-style-name="P13" draw:layer="layout" svg:x1="11.176cm" svg:y1="4.699cm" svg:x2="11.684cm" svg:y2="3.175cm">
            <text:p/>
          </draw:line>
        </draw:g>
        <draw:line draw:style-name="gr10" draw:text-style-name="P11" draw:layer="layout" svg:x1="7.493cm" svg:y1="6.35cm" svg:x2="8.255cm" svg:y2="5.6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9:11:50.482061088</dc:date>
    <meta:editing-duration>PT2H8M24S</meta:editing-duration>
    <meta:editing-cycles>13</meta:editing-cycles>
    <meta:generator>LibreOffice/6.4.7.2$Linux_X86_64 LibreOffice_project/40$Build-2</meta:generator>
    <meta:document-statistic meta:object-count="27"/>
  </office:meta>
</office:document-meta>
</file>